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6000000E0B13D715A6CE3C0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67cm" svg:height="5.926cm" svg:x="2.08cm" svg:y="1.75cm">
          <draw:image xlink:href="Pictures/1000020100000276000000E0B13D715A6CE3C0E5.png" xlink:type="simple" xlink:show="embed" xlink:actuate="onLoad" draw:mime-type="image/png">
            <text:p/>
          </draw:image>
        </draw:frame>
        <draw:frame draw:style-name="gr1" draw:text-style-name="P1" draw:layer="layout" svg:width="16.67cm" svg:height="5.926cm" svg:x="2cm" svg:y="8.524cm">
          <draw:image xlink:href="Pictures/1000020100000276000000E0B13D715A6CE3C0E5.png" xlink:type="simple" xlink:show="embed" xlink:actuate="onLoad" draw:mime-type="image/png">
            <text:p/>
          </draw:image>
        </draw:frame>
        <draw:frame draw:style-name="gr1" draw:text-style-name="P1" draw:layer="layout" svg:width="16.67cm" svg:height="5.926cm" svg:x="1.83cm" svg:y="15.324cm">
          <draw:image xlink:href="Pictures/1000020100000276000000E0B13D715A6CE3C0E5.png" xlink:type="simple" xlink:show="embed" xlink:actuate="onLoad" draw:mime-type="image/png">
            <text:p/>
          </draw:image>
        </draw:frame>
        <draw:frame draw:style-name="gr1" draw:text-style-name="P1" draw:layer="layout" svg:width="16.67cm" svg:height="5.926cm" svg:x="1.83cm" svg:y="22.5cm">
          <draw:image xlink:href="Pictures/1000020100000276000000E0B13D715A6CE3C0E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7T21:17:19.436000000</meta:creation-date>
    <dc:date>2022-03-07T21:19:10.034000000</dc:date>
    <meta:editing-duration>PT1M50S</meta:editing-duration>
    <meta:editing-cycles>1</meta:editing-cycles>
    <meta:generator>LibreOffice/7.0.1.2$Windows_X86_64 LibreOffice_project/7cbcfc562f6eb6708b5ff7d7397325de9e764452</meta:generator>
    <meta:document-statistic meta:object-count="4"/>
  </office:meta>
</office:document-meta>
</file>